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9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x1</text:p>
          </table:table-cell>
          <table:table-cell office:value-type="string" calcext:value-type="string">
            <text:p>x2</text:p>
          </table:table-cell>
          <table:table-cell table:number-columns-repeated="9"/>
        </table:table-row>
        <table:table-row table:style-name="ro1">
          <table:table-cell table:formula="of:=RANDBETWEEN(10; 100)" office:value-type="float" office:value="33" calcext:value-type="float">
            <text:p>33</text:p>
          </table:table-cell>
          <table:table-cell table:formula="of:=RANDBETWEEN(10; 100)" office:value-type="float" office:value="75" calcext:value-type="float">
            <text:p>75</text:p>
          </table:table-cell>
          <table:table-cell/>
          <table:table-cell office:value-type="string" calcext:value-type="string">
            <text:p><text:span text:style-name="T1">Regression</text:span></text:p>
          </table:table-cell>
          <table:table-cell table:number-columns-repeated="7"/>
        </table:table-row>
        <table:table-row table:style-name="ro1">
          <table:table-cell table:formula="of:=RANDBETWEEN(10; 100)" office:value-type="float" office:value="82" calcext:value-type="float">
            <text:p>82</text:p>
          </table:table-cell>
          <table:table-cell table:formula="of:=RANDBETWEEN(10; 100)" office:value-type="float" office:value="58" calcext:value-type="float">
            <text:p>58</text:p>
          </table:table-cell>
          <table:table-cell table:number-columns-repeated="9"/>
        </table:table-row>
        <table:table-row table:style-name="ro1">
          <table:table-cell table:formula="of:=RANDBETWEEN(10; 100)" office:value-type="float" office:value="31" calcext:value-type="float">
            <text:p>31</text:p>
          </table:table-cell>
          <table:table-cell table:formula="of:=RANDBETWEEN(10; 100)" office:value-type="float" office:value="64" calcext:value-type="float">
            <text:p>64</text:p>
          </table:table-cell>
          <table:table-cell/>
          <table:table-cell office:value-type="string" calcext:value-type="string">
            <text:p>Regression Model</text:p>
          </table:table-cell>
          <table:table-cell office:value-type="string" calcext:value-type="string">
            <text:p>Linear</text:p>
          </table:table-cell>
          <table:table-cell table:number-columns-repeated="6"/>
        </table:table-row>
        <table:table-row table:style-name="ro1">
          <table:table-cell table:formula="of:=RANDBETWEEN(10; 100)" office:value-type="float" office:value="89" calcext:value-type="float">
            <text:p>89</text:p>
          </table:table-cell>
          <table:table-cell table:formula="of:=RANDBETWEEN(10; 100)" office:value-type="float" office:value="11" calcext:value-type="float">
            <text:p>11</text:p>
          </table:table-cell>
          <table:table-cell/>
          <table:table-cell office:value-type="string" calcext:value-type="string">
            <text:p>R^2</text:p>
          </table:table-cell>
          <table:table-cell table:number-matrix-columns-spanned="1" table:number-matrix-rows-spanned="1" table:formula="of:=RSQ([.$B$2:.$B$21] ; [.$A$2:.$A$21])" office:value-type="float" office:value="0.00330596151543252" calcext:value-type="float">
            <text:p>0.0033059615</text:p>
          </table:table-cell>
          <table:table-cell table:number-columns-repeated="6"/>
        </table:table-row>
        <table:table-row table:style-name="ro1">
          <table:table-cell table:formula="of:=RANDBETWEEN(10; 100)" office:value-type="float" office:value="55" calcext:value-type="float">
            <text:p>55</text:p>
          </table:table-cell>
          <table:table-cell table:formula="of:=RANDBETWEEN(10; 100)" office:value-type="float" office:value="45" calcext:value-type="float">
            <text:p>45</text:p>
          </table:table-cell>
          <table:table-cell/>
          <table:table-cell office:value-type="string" calcext:value-type="string">
            <text:p>Standard Error</text:p>
          </table:table-cell>
          <table:table-cell table:number-matrix-columns-spanned="1" table:number-matrix-rows-spanned="1" table:formula="of:=STEYX([.$B$2:.$B$21] ; [.$A$2:.$A$21])" office:value-type="float" office:value="25.9130053854287" calcext:value-type="float">
            <text:p>25.9130053854</text:p>
          </table:table-cell>
          <table:table-cell table:number-columns-repeated="6"/>
        </table:table-row>
        <table:table-row table:style-name="ro1">
          <table:table-cell table:formula="of:=RANDBETWEEN(10; 100)" office:value-type="float" office:value="79" calcext:value-type="float">
            <text:p>79</text:p>
          </table:table-cell>
          <table:table-cell table:formula="of:=RANDBETWEEN(10; 100)" office:value-type="float" office:value="31" calcext:value-type="float">
            <text:p>31</text:p>
          </table:table-cell>
          <table:table-cell table:number-columns-repeated="9"/>
        </table:table-row>
        <table:table-row table:style-name="ro1">
          <table:table-cell table:formula="of:=RANDBETWEEN(10; 100)" office:value-type="float" office:value="15" calcext:value-type="float">
            <text:p>15</text:p>
          </table:table-cell>
          <table:table-cell table:formula="of:=RANDBETWEEN(10; 100)" office:value-type="float" office:value="28" calcext:value-type="float">
            <text:p>28</text:p>
          </table:table-cell>
          <table:table-cell/>
          <table:table-cell office:value-type="string" calcext:value-type="string">
            <text:p>Slope</text:p>
          </table:table-cell>
          <table:table-cell table:number-matrix-columns-spanned="1" table:number-matrix-rows-spanned="1" table:formula="of:=SLOPE([.$B$2:.$B$21] ; [.$A$2:.$A$21])" office:value-type="float" office:value="-0.0589049869311593" calcext:value-type="float">
            <text:p>-0.0589049869</text:p>
          </table:table-cell>
          <table:table-cell table:number-columns-repeated="6"/>
        </table:table-row>
        <table:table-row table:style-name="ro1">
          <table:table-cell table:formula="of:=RANDBETWEEN(10; 100)" office:value-type="float" office:value="79" calcext:value-type="float">
            <text:p>79</text:p>
          </table:table-cell>
          <table:table-cell table:formula="of:=RANDBETWEEN(10; 100)" office:value-type="float" office:value="90" calcext:value-type="float">
            <text:p>90</text:p>
          </table:table-cell>
          <table:table-cell/>
          <table:table-cell office:value-type="string" calcext:value-type="string">
            <text:p>Intercept</text:p>
          </table:table-cell>
          <table:table-cell table:number-matrix-columns-spanned="1" table:number-matrix-rows-spanned="1" table:formula="of:=INTERCEPT([.$B$2:.$B$21] ; [.$A$2:.$A$21])" office:value-type="float" office:value="52.0341607380866" calcext:value-type="float">
            <text:p>52.0341607381</text:p>
          </table:table-cell>
          <table:table-cell table:number-columns-repeated="6"/>
        </table:table-row>
        <table:table-row table:style-name="ro1">
          <table:table-cell table:formula="of:=RANDBETWEEN(10; 100)" office:value-type="float" office:value="93" calcext:value-type="float">
            <text:p>93</text:p>
          </table:table-cell>
          <table:table-cell table:formula="of:=RANDBETWEEN(10; 100)" office:value-type="float" office:value="63" calcext:value-type="float">
            <text:p>63</text:p>
          </table:table-cell>
          <table:table-cell table:number-columns-repeated="5"/>
          <table:table-cell office:value-type="string" calcext:value-type="string">
            <text:p>E^2</text:p>
          </table:table-cell>
          <table:table-cell office:value-type="string" calcext:value-type="string">
            <text:p>Ei-ei-1</text:p>
          </table:table-cell>
          <table:table-cell table:number-columns-repeated="2"/>
        </table:table-row>
        <table:table-row table:style-name="ro1">
          <table:table-cell table:formula="of:=RANDBETWEEN(10; 100)" office:value-type="float" office:value="97" calcext:value-type="float">
            <text:p>97</text:p>
          </table:table-cell>
          <table:table-cell table:formula="of:=RANDBETWEEN(10; 100)" office:value-type="float" office:value="21" calcext:value-type="float">
            <text:p>21</text:p>
          </table:table-cell>
          <table:table-cell/>
          <table:table-cell table:formula="of:=INDEX([.$A$2:.$A$21]; 1; 1)" office:value-type="float" office:value="33" calcext:value-type="float">
            <text:p>33</text:p>
          </table:table-cell>
          <table:table-cell table:formula="of:=[.$E$8] * [.$D$11] + [.$E$9]" office:value-type="float" office:value="50.0902961693583" calcext:value-type="float">
            <text:p>50.0902961694</text:p>
          </table:table-cell>
          <table:table-cell table:formula="of:=[.D11]-[.E11]" office:value-type="float" office:value="-17.0902961693583" calcext:value-type="float">
            <text:p>-17.0902961694</text:p>
          </table:table-cell>
          <table:table-cell table:formula="of:=[.F11]/STDEV([.$E$11:.$E$30])" office:value-type="float" office:value="-11.7653373709344" calcext:value-type="float">
            <text:p>-11.7653373709</text:p>
          </table:table-cell>
          <table:table-cell table:formula="of:=[.F11]^2" office:value-type="float" office:value="292.078223156384" calcext:value-type="float">
            <text:p>292.0782231564</text:p>
          </table:table-cell>
          <table:table-cell table:formula="of:=([.F11]-[.F10])^2" office:value-type="float" office:value="292.078223156384" calcext:value-type="float">
            <text:p>292.0782231564</text:p>
          </table:table-cell>
          <table:table-cell/>
          <table:table-cell table:formula="of:=SUM([.I11:.I30])/SUM([.H11:.H30])" office:value-type="float" office:value="1.93270825981295" calcext:value-type="float">
            <text:p>1.9327082598</text:p>
          </table:table-cell>
        </table:table-row>
        <table:table-row table:style-name="ro1">
          <table:table-cell table:formula="of:=RANDBETWEEN(10; 100)" office:value-type="float" office:value="46" calcext:value-type="float">
            <text:p>46</text:p>
          </table:table-cell>
          <table:table-cell table:formula="of:=RANDBETWEEN(10; 100)" office:value-type="float" office:value="24" calcext:value-type="float">
            <text:p>24</text:p>
          </table:table-cell>
          <table:table-cell/>
          <table:table-cell table:formula="of:=INDEX([.$A$2:.$A$21]; 2; 1)" office:value-type="float" office:value="82" calcext:value-type="float">
            <text:p>82</text:p>
          </table:table-cell>
          <table:table-cell table:formula="of:=[.$E$8] * [.$D$12] + [.$E$9]" office:value-type="float" office:value="47.2039518097315" calcext:value-type="float">
            <text:p>47.2039518097</text:p>
          </table:table-cell>
          <table:table-cell table:formula="of:=[.D12]-[.E12]" office:value-type="float" office:value="34.7960481902685" calcext:value-type="float">
            <text:p>34.7960481903</text:p>
          </table:table-cell>
          <table:table-cell table:formula="of:=[.F12]/STDEV([.$E$11:.$E$30])" office:value-type="float" office:value="23.9543681441753" calcext:value-type="float">
            <text:p>23.9543681442</text:p>
          </table:table-cell>
          <table:table-cell table:formula="of:=[.F12]^2" office:value-type="float" office:value="1210.76496965949" calcext:value-type="float">
            <text:p>1210.7649696595</text:p>
          </table:table-cell>
          <table:table-cell table:formula="of:=([.F12]-[.F11])^2" office:value-type="float" office:value="2692.19273100578" calcext:value-type="float">
            <text:p>2692.1927310058</text:p>
          </table:table-cell>
          <table:table-cell table:number-columns-repeated="2"/>
        </table:table-row>
        <table:table-row table:style-name="ro1">
          <table:table-cell table:formula="of:=RANDBETWEEN(10; 100)" office:value-type="float" office:value="55" calcext:value-type="float">
            <text:p>55</text:p>
          </table:table-cell>
          <table:table-cell table:formula="of:=RANDBETWEEN(10; 100)" office:value-type="float" office:value="82" calcext:value-type="float">
            <text:p>82</text:p>
          </table:table-cell>
          <table:table-cell/>
          <table:table-cell table:formula="of:=INDEX([.$A$2:.$A$21]; 3; 1)" office:value-type="float" office:value="31" calcext:value-type="float">
            <text:p>31</text:p>
          </table:table-cell>
          <table:table-cell table:formula="of:=[.$E$8] * [.$D$13] + [.$E$9]" office:value-type="float" office:value="50.2081061432206" calcext:value-type="float">
            <text:p>50.2081061432</text:p>
          </table:table-cell>
          <table:table-cell table:formula="of:=[.D13]-[.E13]" office:value-type="float" office:value="-19.2081061432206" calcext:value-type="float">
            <text:p>-19.2081061432</text:p>
          </table:table-cell>
          <table:table-cell table:formula="of:=[.F13]/STDEV([.$E$11:.$E$30])" office:value-type="float" office:value="-13.2232845348164" calcext:value-type="float">
            <text:p>-13.2232845348</text:p>
          </table:table-cell>
          <table:table-cell table:formula="of:=[.F13]^2" office:value-type="float" office:value="368.951341609231" calcext:value-type="float">
            <text:p>368.9513416092</text:p>
          </table:table-cell>
          <table:table-cell table:formula="of:=([.F13]-[.F12])^2" office:value-type="float" office:value="2916.44868527531" calcext:value-type="float">
            <text:p>2916.4486852753</text:p>
          </table:table-cell>
          <table:table-cell table:number-columns-repeated="2"/>
        </table:table-row>
        <table:table-row table:style-name="ro1">
          <table:table-cell table:formula="of:=RANDBETWEEN(10; 100)" office:value-type="float" office:value="57" calcext:value-type="float">
            <text:p>57</text:p>
          </table:table-cell>
          <table:table-cell table:formula="of:=RANDBETWEEN(10; 100)" office:value-type="float" office:value="73" calcext:value-type="float">
            <text:p>73</text:p>
          </table:table-cell>
          <table:table-cell/>
          <table:table-cell table:formula="of:=INDEX([.$A$2:.$A$21]; 4; 1)" office:value-type="float" office:value="89" calcext:value-type="float">
            <text:p>89</text:p>
          </table:table-cell>
          <table:table-cell table:formula="of:=[.$E$8] * [.$D$14] + [.$E$9]" office:value-type="float" office:value="46.7916169012134" calcext:value-type="float">
            <text:p>46.7916169012</text:p>
          </table:table-cell>
          <table:table-cell table:formula="of:=[.D14]-[.E14]" office:value-type="float" office:value="42.2083830987866" calcext:value-type="float">
            <text:p>42.2083830988</text:p>
          </table:table-cell>
          <table:table-cell table:formula="of:=[.F14]/STDEV([.$E$11:.$E$30])" office:value-type="float" office:value="29.0571832177624" calcext:value-type="float">
            <text:p>29.0571832178</text:p>
          </table:table-cell>
          <table:table-cell table:formula="of:=[.F14]^2" office:value-type="float" office:value="1781.54760381393" calcext:value-type="float">
            <text:p>1781.5476038139</text:p>
          </table:table-cell>
          <table:table-cell table:formula="of:=([.F14]-[.F13])^2" office:value-type="float" office:value="3771.98515081359" calcext:value-type="float">
            <text:p>3771.9851508136</text:p>
          </table:table-cell>
          <table:table-cell table:number-columns-repeated="2"/>
        </table:table-row>
        <table:table-row table:style-name="ro1">
          <table:table-cell table:formula="of:=RANDBETWEEN(10; 100)" office:value-type="float" office:value="62" calcext:value-type="float">
            <text:p>62</text:p>
          </table:table-cell>
          <table:table-cell table:formula="of:=RANDBETWEEN(10; 100)" office:value-type="float" office:value="11" calcext:value-type="float">
            <text:p>11</text:p>
          </table:table-cell>
          <table:table-cell/>
          <table:table-cell table:formula="of:=INDEX([.$A$2:.$A$21]; 5; 1)" office:value-type="float" office:value="55" calcext:value-type="float">
            <text:p>55</text:p>
          </table:table-cell>
          <table:table-cell table:formula="of:=[.$E$8] * [.$D$15] + [.$E$9]" office:value-type="float" office:value="48.7943864568728" calcext:value-type="float">
            <text:p>48.7943864569</text:p>
          </table:table-cell>
          <table:table-cell table:formula="of:=[.D15]-[.E15]" office:value-type="float" office:value="6.20561354312718" calcext:value-type="float">
            <text:p>6.2056135431</text:p>
          </table:table-cell>
          <table:table-cell table:formula="of:=[.F15]/STDEV([.$E$11:.$E$30])" office:value-type="float" office:value="4.27208143176795" calcext:value-type="float">
            <text:p>4.2720814318</text:p>
          </table:table-cell>
          <table:table-cell table:formula="of:=[.F15]^2" office:value-type="float" office:value="38.5096394466435" calcext:value-type="float">
            <text:p>38.5096394466</text:p>
          </table:table-cell>
          <table:table-cell table:formula="of:=([.F15]-[.F14])^2" office:value-type="float" office:value="1296.19941567792" calcext:value-type="float">
            <text:p>1296.1994156779</text:p>
          </table:table-cell>
          <table:table-cell table:number-columns-repeated="2"/>
        </table:table-row>
        <table:table-row table:style-name="ro1">
          <table:table-cell table:formula="of:=RANDBETWEEN(10; 100)" office:value-type="float" office:value="52" calcext:value-type="float">
            <text:p>52</text:p>
          </table:table-cell>
          <table:table-cell table:formula="of:=RANDBETWEEN(10; 100)" office:value-type="float" office:value="32" calcext:value-type="float">
            <text:p>32</text:p>
          </table:table-cell>
          <table:table-cell/>
          <table:table-cell table:formula="of:=INDEX([.$A$2:.$A$21]; 6; 1)" office:value-type="float" office:value="79" calcext:value-type="float">
            <text:p>79</text:p>
          </table:table-cell>
          <table:table-cell table:formula="of:=[.$E$8] * [.$D$16] + [.$E$9]" office:value-type="float" office:value="47.380666770525" calcext:value-type="float">
            <text:p>47.3806667705</text:p>
          </table:table-cell>
          <table:table-cell table:formula="of:=[.D16]-[.E16]" office:value-type="float" office:value="31.619333229475" calcext:value-type="float">
            <text:p>31.6193332295</text:p>
          </table:table-cell>
          <table:table-cell table:formula="of:=[.F16]/STDEV([.$E$11:.$E$30])" office:value-type="float" office:value="21.7674473983523" calcext:value-type="float">
            <text:p>21.7674473984</text:p>
          </table:table-cell>
          <table:table-cell table:formula="of:=[.F16]^2" office:value-type="float" office:value="999.782233876582" calcext:value-type="float">
            <text:p>999.7822338766</text:p>
          </table:table-cell>
          <table:table-cell table:formula="of:=([.F16]-[.F15])^2" office:value-type="float" office:value="645.857148296263" calcext:value-type="float">
            <text:p>645.8571482963</text:p>
          </table:table-cell>
          <table:table-cell table:number-columns-repeated="2"/>
        </table:table-row>
        <table:table-row table:style-name="ro1">
          <table:table-cell table:formula="of:=RANDBETWEEN(10; 100)" office:value-type="float" office:value="63" calcext:value-type="float">
            <text:p>63</text:p>
          </table:table-cell>
          <table:table-cell table:formula="of:=RANDBETWEEN(10; 100)" office:value-type="float" office:value="40" calcext:value-type="float">
            <text:p>40</text:p>
          </table:table-cell>
          <table:table-cell/>
          <table:table-cell table:formula="of:=INDEX([.$A$2:.$A$21]; 7; 1)" office:value-type="float" office:value="15" calcext:value-type="float">
            <text:p>15</text:p>
          </table:table-cell>
          <table:table-cell table:formula="of:=[.$E$8] * [.$D$17] + [.$E$9]" office:value-type="float" office:value="51.1505859341192" calcext:value-type="float">
            <text:p>51.1505859341</text:p>
          </table:table-cell>
          <table:table-cell table:formula="of:=[.D17]-[.E17]" office:value-type="float" office:value="-36.1505859341192" calcext:value-type="float">
            <text:p>-36.1505859341</text:p>
          </table:table-cell>
          <table:table-cell table:formula="of:=[.F17]/STDEV([.$E$11:.$E$30])" office:value-type="float" office:value="-24.8868618458726" calcext:value-type="float">
            <text:p>-24.8868618459</text:p>
          </table:table-cell>
          <table:table-cell table:formula="of:=[.F17]^2" office:value-type="float" office:value="1306.86486338014" calcext:value-type="float">
            <text:p>1306.8648633801</text:p>
          </table:table-cell>
          <table:table-cell table:formula="of:=([.F17]-[.F16])^2" office:value-type="float" office:value="4592.76194344009" calcext:value-type="float">
            <text:p>4592.7619434401</text:p>
          </table:table-cell>
          <table:table-cell table:number-columns-repeated="2"/>
        </table:table-row>
        <table:table-row table:style-name="ro1">
          <table:table-cell table:formula="of:=RANDBETWEEN(10; 100)" office:value-type="float" office:value="85" calcext:value-type="float">
            <text:p>85</text:p>
          </table:table-cell>
          <table:table-cell table:formula="of:=RANDBETWEEN(10; 100)" office:value-type="float" office:value="67" calcext:value-type="float">
            <text:p>67</text:p>
          </table:table-cell>
          <table:table-cell/>
          <table:table-cell table:formula="of:=INDEX([.$A$2:.$A$21]; 8; 1)" office:value-type="float" office:value="79" calcext:value-type="float">
            <text:p>79</text:p>
          </table:table-cell>
          <table:table-cell table:formula="of:=[.$E$8] * [.$D$18] + [.$E$9]" office:value-type="float" office:value="47.380666770525" calcext:value-type="float">
            <text:p>47.3806667705</text:p>
          </table:table-cell>
          <table:table-cell table:formula="of:=[.D18]-[.E18]" office:value-type="float" office:value="31.619333229475" calcext:value-type="float">
            <text:p>31.6193332295</text:p>
          </table:table-cell>
          <table:table-cell table:formula="of:=[.F18]/STDEV([.$E$11:.$E$30])" office:value-type="float" office:value="21.7674473983523" calcext:value-type="float">
            <text:p>21.7674473984</text:p>
          </table:table-cell>
          <table:table-cell table:formula="of:=[.F18]^2" office:value-type="float" office:value="999.782233876582" calcext:value-type="float">
            <text:p>999.7822338766</text:p>
          </table:table-cell>
          <table:table-cell table:formula="of:=([.F18]-[.F17])^2" office:value-type="float" office:value="4592.76194344009" calcext:value-type="float">
            <text:p>4592.7619434401</text:p>
          </table:table-cell>
          <table:table-cell table:number-columns-repeated="2"/>
        </table:table-row>
        <table:table-row table:style-name="ro1">
          <table:table-cell table:formula="of:=RANDBETWEEN(10; 100)" office:value-type="float" office:value="27" calcext:value-type="float">
            <text:p>27</text:p>
          </table:table-cell>
          <table:table-cell table:formula="of:=RANDBETWEEN(10; 100)" office:value-type="float" office:value="22" calcext:value-type="float">
            <text:p>22</text:p>
          </table:table-cell>
          <table:table-cell/>
          <table:table-cell table:formula="of:=INDEX([.$A$2:.$A$21]; 9; 1)" office:value-type="float" office:value="93" calcext:value-type="float">
            <text:p>93</text:p>
          </table:table-cell>
          <table:table-cell table:formula="of:=[.$E$8] * [.$D$19] + [.$E$9]" office:value-type="float" office:value="46.5559969534888" calcext:value-type="float">
            <text:p>46.5559969535</text:p>
          </table:table-cell>
          <table:table-cell table:formula="of:=[.D19]-[.E19]" office:value-type="float" office:value="46.4440030465112" calcext:value-type="float">
            <text:p>46.4440030465</text:p>
          </table:table-cell>
          <table:table-cell table:formula="of:=[.F19]/STDEV([.$E$11:.$E$30])" office:value-type="float" office:value="31.9730775455265" calcext:value-type="float">
            <text:p>31.9730775455</text:p>
          </table:table-cell>
          <table:table-cell table:formula="of:=[.F19]^2" office:value-type="float" office:value="2157.04541898434" calcext:value-type="float">
            <text:p>2157.0454189844</text:p>
          </table:table-cell>
          <table:table-cell table:formula="of:=([.F19]-[.F18])^2" office:value-type="float" office:value="219.770835184145" calcext:value-type="float">
            <text:p>219.7708351841</text:p>
          </table:table-cell>
          <table:table-cell table:number-columns-repeated="2"/>
        </table:table-row>
        <table:table-row table:style-name="ro1">
          <table:table-cell table:formula="of:=RANDBETWEEN(10; 100)" office:value-type="float" office:value="31" calcext:value-type="float">
            <text:p>31</text:p>
          </table:table-cell>
          <table:table-cell table:formula="of:=RANDBETWEEN(10; 100)" office:value-type="float" office:value="53" calcext:value-type="float">
            <text:p>53</text:p>
          </table:table-cell>
          <table:table-cell/>
          <table:table-cell table:formula="of:=INDEX([.$A$2:.$A$21]; 10; 1)" office:value-type="float" office:value="97" calcext:value-type="float">
            <text:p>97</text:p>
          </table:table-cell>
          <table:table-cell table:formula="of:=[.$E$8] * [.$D$20] + [.$E$9]" office:value-type="float" office:value="46.3203770057641" calcext:value-type="float">
            <text:p>46.3203770058</text:p>
          </table:table-cell>
          <table:table-cell table:formula="of:=[.D20]-[.E20]" office:value-type="float" office:value="50.6796229942359" calcext:value-type="float">
            <text:p>50.6796229942</text:p>
          </table:table-cell>
          <table:table-cell table:formula="of:=[.F20]/STDEV([.$E$11:.$E$30])" office:value-type="float" office:value="34.8889718732905" calcext:value-type="float">
            <text:p>34.8889718733</text:p>
          </table:table-cell>
          <table:table-cell table:formula="of:=[.F20]^2" office:value-type="float" office:value="2568.42418683788" calcext:value-type="float">
            <text:p>2568.4241868379</text:p>
          </table:table-cell>
          <table:table-cell table:formula="of:=([.F20]-[.F19])^2" office:value-type="float" office:value="17.9404763415629" calcext:value-type="float">
            <text:p>17.9404763416</text:p>
          </table:table-cell>
          <table:table-cell table:number-columns-repeated="2"/>
        </table:table-row>
        <table:table-row table:style-name="ro1">
          <table:table-cell table:formula="of:=RANDBETWEEN(10; 100)" office:value-type="float" office:value="35" calcext:value-type="float">
            <text:p>35</text:p>
          </table:table-cell>
          <table:table-cell table:formula="of:=RANDBETWEEN(10; 100)" office:value-type="float" office:value="82" calcext:value-type="float">
            <text:p>82</text:p>
          </table:table-cell>
          <table:table-cell/>
          <table:table-cell table:formula="of:=INDEX([.$A$2:.$A$21]; 11; 1)" office:value-type="float" office:value="46" calcext:value-type="float">
            <text:p>46</text:p>
          </table:table-cell>
          <table:table-cell table:formula="of:=[.$E$8] * [.$D$21] + [.$E$9]" office:value-type="float" office:value="49.3245313392533" calcext:value-type="float">
            <text:p>49.3245313393</text:p>
          </table:table-cell>
          <table:table-cell table:formula="of:=[.D21]-[.E21]" office:value-type="float" office:value="-3.32453133925326" calcext:value-type="float">
            <text:p>-3.3245313393</text:p>
          </table:table-cell>
          <table:table-cell table:formula="of:=[.F21]/STDEV([.$E$11:.$E$30])" office:value-type="float" office:value="-2.28868080570118" calcext:value-type="float">
            <text:p>-2.2886808057</text:p>
          </table:table-cell>
          <table:table-cell table:formula="of:=[.F21]^2" office:value-type="float" office:value="11.052508625677" calcext:value-type="float">
            <text:p>11.0525086257</text:p>
          </table:table-cell>
          <table:table-cell table:formula="of:=([.F21]-[.F20])^2" office:value-type="float" office:value="2916.44868527531" calcext:value-type="float">
            <text:p>2916.4486852753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INDEX([.$A$2:.$A$21]; 12; 1)" office:value-type="float" office:value="55" calcext:value-type="float">
            <text:p>55</text:p>
          </table:table-cell>
          <table:table-cell table:formula="of:=[.$E$8] * [.$D$22] + [.$E$9]" office:value-type="float" office:value="48.7943864568728" calcext:value-type="float">
            <text:p>48.7943864569</text:p>
          </table:table-cell>
          <table:table-cell table:formula="of:=[.D22]-[.E22]" office:value-type="float" office:value="6.20561354312718" calcext:value-type="float">
            <text:p>6.2056135431</text:p>
          </table:table-cell>
          <table:table-cell table:formula="of:=[.F22]/STDEV([.$E$11:.$E$30])" office:value-type="float" office:value="4.27208143176795" calcext:value-type="float">
            <text:p>4.2720814318</text:p>
          </table:table-cell>
          <table:table-cell table:formula="of:=[.F22]^2" office:value-type="float" office:value="38.5096394466435" calcext:value-type="float">
            <text:p>38.5096394466</text:p>
          </table:table-cell>
          <table:table-cell table:formula="of:=([.F22]-[.F21])^2" office:value-type="float" office:value="90.823661479162" calcext:value-type="float">
            <text:p>90.8236614792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INDEX([.$A$2:.$A$21]; 13; 1)" office:value-type="float" office:value="57" calcext:value-type="float">
            <text:p>57</text:p>
          </table:table-cell>
          <table:table-cell table:formula="of:=[.$E$8] * [.$D$23] + [.$E$9]" office:value-type="float" office:value="48.6765764830105" calcext:value-type="float">
            <text:p>48.676576483</text:p>
          </table:table-cell>
          <table:table-cell table:formula="of:=[.D23]-[.E23]" office:value-type="float" office:value="8.32342351698949" calcext:value-type="float">
            <text:p>8.323423517</text:p>
          </table:table-cell>
          <table:table-cell table:formula="of:=[.F23]/STDEV([.$E$11:.$E$30])" office:value-type="float" office:value="5.73002859564997" calcext:value-type="float">
            <text:p>5.7300285956</text:p>
          </table:table-cell>
          <table:table-cell table:formula="of:=[.F23]^2" office:value-type="float" office:value="69.2793790431738" calcext:value-type="float">
            <text:p>69.2793790432</text:p>
          </table:table-cell>
          <table:table-cell table:formula="of:=([.F23]-[.F22])^2" office:value-type="float" office:value="4.4851190853907" calcext:value-type="float">
            <text:p>4.4851190854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INDEX([.$A$2:.$A$21]; 14; 1)" office:value-type="float" office:value="62" calcext:value-type="float">
            <text:p>62</text:p>
          </table:table-cell>
          <table:table-cell table:formula="of:=[.$E$8] * [.$D$24] + [.$E$9]" office:value-type="float" office:value="48.3820515483547" calcext:value-type="float">
            <text:p>48.3820515484</text:p>
          </table:table-cell>
          <table:table-cell table:formula="of:=[.D24]-[.E24]" office:value-type="float" office:value="13.6179484516453" calcext:value-type="float">
            <text:p>13.6179484516</text:p>
          </table:table-cell>
          <table:table-cell table:formula="of:=[.F24]/STDEV([.$E$11:.$E$30])" office:value-type="float" office:value="9.37489650535504" calcext:value-type="float">
            <text:p>9.3748965054</text:p>
          </table:table-cell>
          <table:table-cell table:formula="of:=[.F24]^2" office:value-type="float" office:value="185.448520031668" calcext:value-type="float">
            <text:p>185.4485200317</text:p>
          </table:table-cell>
          <table:table-cell table:formula="of:=([.F24]-[.F23])^2" office:value-type="float" office:value="28.031994283692" calcext:value-type="float">
            <text:p>28.0319942837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INDEX([.$A$2:.$A$21]; 15; 1)" office:value-type="float" office:value="52" calcext:value-type="float">
            <text:p>52</text:p>
          </table:table-cell>
          <table:table-cell table:formula="of:=[.$E$8] * [.$D$25] + [.$E$9]" office:value-type="float" office:value="48.9711014176663" calcext:value-type="float">
            <text:p>48.9711014177</text:p>
          </table:table-cell>
          <table:table-cell table:formula="of:=[.D25]-[.E25]" office:value-type="float" office:value="3.0288985823337" calcext:value-type="float">
            <text:p>3.0288985823</text:p>
          </table:table-cell>
          <table:table-cell table:formula="of:=[.F25]/STDEV([.$E$11:.$E$30])" office:value-type="float" office:value="2.0851606859449" calcext:value-type="float">
            <text:p>2.0851606859</text:p>
          </table:table-cell>
          <table:table-cell table:formula="of:=[.F25]^2" office:value-type="float" office:value="9.17422662206307" calcext:value-type="float">
            <text:p>9.1742266221</text:p>
          </table:table-cell>
          <table:table-cell table:formula="of:=([.F25]-[.F24])^2" office:value-type="float" office:value="112.127977134768" calcext:value-type="float">
            <text:p>112.1279771348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INDEX([.$A$2:.$A$21]; 16; 1)" office:value-type="float" office:value="63" calcext:value-type="float">
            <text:p>63</text:p>
          </table:table-cell>
          <table:table-cell table:formula="of:=[.$E$8] * [.$D$26] + [.$E$9]" office:value-type="float" office:value="48.3231465614236" calcext:value-type="float">
            <text:p>48.3231465614</text:p>
          </table:table-cell>
          <table:table-cell table:formula="of:=[.D26]-[.E26]" office:value-type="float" office:value="14.6768534385765" calcext:value-type="float">
            <text:p>14.6768534386</text:p>
          </table:table-cell>
          <table:table-cell table:formula="of:=[.F26]/STDEV([.$E$11:.$E$30])" office:value-type="float" office:value="10.1038700872961" calcext:value-type="float">
            <text:p>10.1038700873</text:p>
          </table:table-cell>
          <table:table-cell table:formula="of:=[.F26]^2" office:value-type="float" office:value="215.410026857453" calcext:value-type="float">
            <text:p>215.4100268575</text:p>
          </table:table-cell>
          <table:table-cell table:formula="of:=([.F26]-[.F25])^2" office:value-type="float" office:value="135.674852333069" calcext:value-type="float">
            <text:p>135.6748523331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INDEX([.$A$2:.$A$21]; 17; 1)" office:value-type="float" office:value="85" calcext:value-type="float">
            <text:p>85</text:p>
          </table:table-cell>
          <table:table-cell table:formula="of:=[.$E$8] * [.$D$27] + [.$E$9]" office:value-type="float" office:value="47.027236848938" calcext:value-type="float">
            <text:p>47.0272368489</text:p>
          </table:table-cell>
          <table:table-cell table:formula="of:=[.D27]-[.E27]" office:value-type="float" office:value="37.972763151062" calcext:value-type="float">
            <text:p>37.9727631511</text:p>
          </table:table-cell>
          <table:table-cell table:formula="of:=[.F27]/STDEV([.$E$11:.$E$30])" office:value-type="float" office:value="26.1412888899984" calcext:value-type="float">
            <text:p>26.14128889</text:p>
          </table:table-cell>
          <table:table-cell table:formula="of:=[.F27]^2" office:value-type="float" office:value="1441.93074132665" calcext:value-type="float">
            <text:p>1441.9307413267</text:p>
          </table:table-cell>
          <table:table-cell table:formula="of:=([.F27]-[.F26])^2" office:value-type="float" office:value="542.699409332276" calcext:value-type="float">
            <text:p>542.6994093323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INDEX([.$A$2:.$A$21]; 18; 1)" office:value-type="float" office:value="27" calcext:value-type="float">
            <text:p>27</text:p>
          </table:table-cell>
          <table:table-cell table:formula="of:=[.$E$8] * [.$D$28] + [.$E$9]" office:value-type="float" office:value="50.4437260909453" calcext:value-type="float">
            <text:p>50.4437260909</text:p>
          </table:table-cell>
          <table:table-cell table:formula="of:=[.D28]-[.E28]" office:value-type="float" office:value="-23.4437260909453" calcext:value-type="float">
            <text:p>-23.4437260909</text:p>
          </table:table-cell>
          <table:table-cell table:formula="of:=[.F28]/STDEV([.$E$11:.$E$30])" office:value-type="float" office:value="-16.1391788625804" calcext:value-type="float">
            <text:p>-16.1391788626</text:p>
          </table:table-cell>
          <table:table-cell table:formula="of:=[.F28]^2" office:value-type="float" office:value="549.608293027269" calcext:value-type="float">
            <text:p>549.6082930273</text:p>
          </table:table-cell>
          <table:table-cell table:formula="of:=([.F28]-[.F27])^2" office:value-type="float" office:value="3771.98515081359" calcext:value-type="float">
            <text:p>3771.9851508136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INDEX([.$A$2:.$A$21]; 19; 1)" office:value-type="float" office:value="31" calcext:value-type="float">
            <text:p>31</text:p>
          </table:table-cell>
          <table:table-cell table:formula="of:=[.$E$8] * [.$D$29] + [.$E$9]" office:value-type="float" office:value="50.2081061432206" calcext:value-type="float">
            <text:p>50.2081061432</text:p>
          </table:table-cell>
          <table:table-cell table:formula="of:=[.D29]-[.E29]" office:value-type="float" office:value="-19.2081061432206" calcext:value-type="float">
            <text:p>-19.2081061432</text:p>
          </table:table-cell>
          <table:table-cell table:formula="of:=[.F29]/STDEV([.$E$11:.$E$30])" office:value-type="float" office:value="-13.2232845348164" calcext:value-type="float">
            <text:p>-13.2232845348</text:p>
          </table:table-cell>
          <table:table-cell table:formula="of:=[.F29]^2" office:value-type="float" office:value="368.951341609231" calcext:value-type="float">
            <text:p>368.9513416092</text:p>
          </table:table-cell>
          <table:table-cell table:formula="of:=([.F29]-[.F28])^2" office:value-type="float" office:value="17.9404763415629" calcext:value-type="float">
            <text:p>17.9404763416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INDEX([.$A$2:.$A$21]; 20; 1)" office:value-type="float" office:value="35" calcext:value-type="float">
            <text:p>35</text:p>
          </table:table-cell>
          <table:table-cell table:formula="of:=[.$E$8] * [.$D$30] + [.$E$9]" office:value-type="float" office:value="49.972486195496" calcext:value-type="float">
            <text:p>49.9724861955</text:p>
          </table:table-cell>
          <table:table-cell table:formula="of:=[.D30]-[.E30]" office:value-type="float" office:value="-14.972486195496" calcext:value-type="float">
            <text:p>-14.9724861955</text:p>
          </table:table-cell>
          <table:table-cell table:formula="of:=[.F30]/STDEV([.$E$11:.$E$30])" office:value-type="float" office:value="-10.3073902070523" calcext:value-type="float">
            <text:p>-10.3073902071</text:p>
          </table:table-cell>
          <table:table-cell table:formula="of:=[.F30]^2" office:value-type="float" office:value="224.175342874319" calcext:value-type="float">
            <text:p>224.1753428743</text:p>
          </table:table-cell>
          <table:table-cell table:formula="of:=([.F30]-[.F29])^2" office:value-type="float" office:value="17.9404763415629" calcext:value-type="float">
            <text:p>17.9404763416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7T17:55:13.753682701</meta:creation-date>
    <dc:date>2018-03-07T19:19:44.018088029</dc:date>
    <meta:editing-duration>PT21M14S</meta:editing-duration>
    <meta:editing-cycles>1</meta:editing-cycles>
    <meta:document-statistic meta:table-count="1" meta:cell-count="176" meta:object-count="0"/>
    <meta:generator>LibreOffice/5.1.6.2$Linux_X86_64 LibreOffice_project/10m0$Build-2</meta:generator>
  </office:meta>
</office:document-meta>
</file>